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ebExchangeDecorator.checkNotModified( @ Nullable String etag ,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ServerWebExchangeDecorator( ServerWebExchang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WebExchangeDecorator.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checkNo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transform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ExchangeDecorator.addUrlTransformer( Function &lt; String , String &gt;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